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7mm"/>
    </style:style>
    <style:style style:name="co3" style:family="table-column">
      <style:table-column-properties fo:break-before="auto" style:column-width="32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Log(Cells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001002" calcext:value-type="float">
            <text:p>0.001002</text:p>
          </table:table-cell>
          <table:table-cell table:formula="of:=LOG([.A2])" office:value-type="float" office:value="0.698970004336019" calcext:value-type="float">
            <text:p>0.69897000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107" calcext:value-type="float">
            <text:p>0.00107</text:p>
          </table:table-cell>
          <table:table-cell table:formula="of:=LOG([.A3])" office:value-type="float" office:value="0.903089986991943" calcext:value-type="float">
            <text:p>0.9030899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001228" calcext:value-type="float">
            <text:p>0.001228</text:p>
          </table:table-cell>
          <table:table-cell table:formula="of:=LOG([.A4])" office:value-type="float" office:value="1.17609125905568" calcext:value-type="float">
            <text:p>1.17609125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0.001334" calcext:value-type="float">
            <text:p>0.001334</text:p>
          </table:table-cell>
          <table:table-cell table:formula="of:=LOG([.A5])" office:value-type="float" office:value="1.38021124171161" calcext:value-type="float">
            <text:p>1.38021124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0.001502" calcext:value-type="float">
            <text:p>0.001502</text:p>
          </table:table-cell>
          <table:table-cell table:formula="of:=LOG([.A6])" office:value-type="float" office:value="1.63346845557959" calcext:value-type="float">
            <text:p>1.63346845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9" calcext:value-type="float">
            <text:p>139</text:p>
          </table:table-cell>
          <table:table-cell office:value-type="float" office:value="0.001695" calcext:value-type="float">
            <text:p>0.001695</text:p>
          </table:table-cell>
          <table:table-cell table:formula="of:=LOG([.A7])" office:value-type="float" office:value="1.79239168949825" calcext:value-type="float">
            <text:p>1.79239168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5" calcext:value-type="float">
            <text:p>215</text:p>
          </table:table-cell>
          <table:table-cell office:value-type="float" office:value="0.00186" calcext:value-type="float">
            <text:p>0.00186</text:p>
          </table:table-cell>
          <table:table-cell table:formula="of:=LOG([.A8])" office:value-type="float" office:value="1.96378782734556" calcext:value-type="float">
            <text:p>1.96378782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7" calcext:value-type="float">
            <text:p>327</text:p>
          </table:table-cell>
          <table:table-cell office:value-type="float" office:value="0.002133" calcext:value-type="float">
            <text:p>0.002133</text:p>
          </table:table-cell>
          <table:table-cell table:formula="of:=LOG([.A9])" office:value-type="float" office:value="2.11394335230684" calcext:value-type="float">
            <text:p>2.113943352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99" calcext:value-type="float">
            <text:p>499</text:p>
          </table:table-cell>
          <table:table-cell office:value-type="float" office:value="0.002474" calcext:value-type="float">
            <text:p>0.002474</text:p>
          </table:table-cell>
          <table:table-cell table:formula="of:=LOG([.A10])" office:value-type="float" office:value="2.26951294421792" calcext:value-type="float">
            <text:p>2.269512944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32" calcext:value-type="float">
            <text:p>732</text:p>
          </table:table-cell>
          <table:table-cell office:value-type="float" office:value="0.002824" calcext:value-type="float">
            <text:p>0.002824</text:p>
          </table:table-cell>
          <table:table-cell table:formula="of:=LOG([.A11])" office:value-type="float" office:value="2.41497334797082" calcext:value-type="float">
            <text:p>2.41497334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47" calcext:value-type="float">
            <text:p>1047</text:p>
          </table:table-cell>
          <table:table-cell office:value-type="float" office:value="0.003241" calcext:value-type="float">
            <text:p>0.003241</text:p>
          </table:table-cell>
          <table:table-cell table:formula="of:=LOG([.A12])" office:value-type="float" office:value="2.54777470538782" calcext:value-type="float">
            <text:p>2.547774705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388" calcext:value-type="float">
            <text:p>1388</text:p>
          </table:table-cell>
          <table:table-cell office:value-type="float" office:value="0.003756" calcext:value-type="float">
            <text:p>0.003756</text:p>
          </table:table-cell>
          <table:table-cell table:formula="of:=LOG([.A13])" office:value-type="float" office:value="2.67669360962487" calcext:value-type="float">
            <text:p>2.676693609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947" calcext:value-type="float">
            <text:p>1947</text:p>
          </table:table-cell>
          <table:table-cell office:value-type="float" office:value="0.004691" calcext:value-type="float">
            <text:p>0.004691</text:p>
          </table:table-cell>
          <table:table-cell table:formula="of:=LOG([.A14])" office:value-type="float" office:value="2.80482067872116" calcext:value-type="float">
            <text:p>2.804820678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581" calcext:value-type="float">
            <text:p>2581</text:p>
          </table:table-cell>
          <table:table-cell office:value-type="float" office:value="0.005759" calcext:value-type="float">
            <text:p>0.005759</text:p>
          </table:table-cell>
          <table:table-cell table:formula="of:=LOG([.A15])" office:value-type="float" office:value="2.91750550955255" calcext:value-type="float">
            <text:p>2.917505509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352" calcext:value-type="float">
            <text:p>3352</text:p>
          </table:table-cell>
          <table:table-cell office:value-type="float" office:value="0.007184" calcext:value-type="float">
            <text:p>0.007184</text:p>
          </table:table-cell>
          <table:table-cell table:formula="of:=LOG([.A16])" office:value-type="float" office:value="3.02489596010748" calcext:value-type="float">
            <text:p>3.0248959601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4393" calcext:value-type="float">
            <text:p>4393</text:p>
          </table:table-cell>
          <table:table-cell office:value-type="float" office:value="0.008291" calcext:value-type="float">
            <text:p>0.008291</text:p>
          </table:table-cell>
          <table:table-cell table:formula="of:=LOG([.A17])" office:value-type="float" office:value="3.12936759572299" calcext:value-type="float">
            <text:p>3.1293675957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5625" calcext:value-type="float">
            <text:p>5625</text:p>
          </table:table-cell>
          <table:table-cell office:value-type="float" office:value="0.009609" calcext:value-type="float">
            <text:p>0.009609</text:p>
          </table:table-cell>
          <table:table-cell table:formula="of:=LOG([.A18])" office:value-type="float" office:value="3.22505069613805" calcext:value-type="float">
            <text:p>3.2250506961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7175" calcext:value-type="float">
            <text:p>7175</text:p>
          </table:table-cell>
          <table:table-cell office:value-type="float" office:value="0.011181" calcext:value-type="float">
            <text:p>0.011181</text:p>
          </table:table-cell>
          <table:table-cell table:formula="of:=LOG([.A19])" office:value-type="float" office:value="3.31407799177921" calcext:value-type="float">
            <text:p>3.3140779918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8889" calcext:value-type="float">
            <text:p>8889</text:p>
          </table:table-cell>
          <table:table-cell office:value-type="float" office:value="0.013234" calcext:value-type="float">
            <text:p>0.013234</text:p>
          </table:table-cell>
          <table:table-cell table:formula="of:=LOG([.A20])" office:value-type="float" office:value="3.40551710697638" calcext:value-type="float">
            <text:p>3.405517107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11030" calcext:value-type="float">
            <text:p>11030</text:p>
          </table:table-cell>
          <table:table-cell office:value-type="float" office:value="0.015415" calcext:value-type="float">
            <text:p>0.015415</text:p>
          </table:table-cell>
          <table:table-cell table:formula="of:=LOG([.A21])" office:value-type="float" office:value="3.49234125325497" calcext:value-type="float">
            <text:p>3.4923412533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13600" calcext:value-type="float">
            <text:p>13600</text:p>
          </table:table-cell>
          <table:table-cell office:value-type="float" office:value="0.018044" calcext:value-type="float">
            <text:p>0.018044</text:p>
          </table:table-cell>
          <table:table-cell table:formula="of:=LOG([.A22])" office:value-type="float" office:value="3.57611089412084" calcext:value-type="float">
            <text:p>3.5761108941</text:p>
          </table:table-cell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float" office:value="16668" calcext:value-type="float">
            <text:p>16668</text:p>
          </table:table-cell>
          <table:table-cell office:value-type="float" office:value="0.021059" calcext:value-type="float">
            <text:p>0.021059</text:p>
          </table:table-cell>
          <table:table-cell table:formula="of:=LOG([.A23])" office:value-type="float" office:value="3.65715150190097" calcext:value-type="float">
            <text:p>3.6571515019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float" office:value="20122" calcext:value-type="float">
            <text:p>20122</text:p>
          </table:table-cell>
          <table:table-cell office:value-type="float" office:value="0.024617" calcext:value-type="float">
            <text:p>0.024617</text:p>
          </table:table-cell>
          <table:table-cell table:formula="of:=LOG([.A24])" office:value-type="float" office:value="3.73311698144206" calcext:value-type="float">
            <text:p>3.7331169814</text:p>
          </table:table-cell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24058" calcext:value-type="float">
            <text:p>24058</text:p>
          </table:table-cell>
          <table:table-cell office:value-type="float" office:value="0.028687" calcext:value-type="float">
            <text:p>0.028687</text:p>
          </table:table-cell>
          <table:table-cell table:formula="of:=LOG([.A25])" office:value-type="float" office:value="3.80679027158407" calcext:value-type="float">
            <text:p>3.8067902716</text:p>
          </table:table-cell>
        </table:table-row>
        <table:table-row table:style-name="ro1">
          <table:table-cell office:value-type="float" office:value="7545" calcext:value-type="float">
            <text:p>7545</text:p>
          </table:table-cell>
          <table:table-cell office:value-type="float" office:value="28557" calcext:value-type="float">
            <text:p>28557</text:p>
          </table:table-cell>
          <table:table-cell office:value-type="float" office:value="0.033541" calcext:value-type="float">
            <text:p>0.033541</text:p>
          </table:table-cell>
          <table:table-cell table:formula="of:=LOG([.A26])" office:value-type="float" office:value="3.87765924411161" calcext:value-type="float">
            <text:p>3.8776592441</text:p>
          </table:table-cell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33728" calcext:value-type="float">
            <text:p>33728</text:p>
          </table:table-cell>
          <table:table-cell office:value-type="float" office:value="0.039217" calcext:value-type="float">
            <text:p>0.039217</text:p>
          </table:table-cell>
          <table:table-cell table:formula="of:=LOG([.A27])" office:value-type="float" office:value="3.94556705344239" calcext:value-type="float">
            <text:p>3.9455670534</text:p>
          </table:table-cell>
        </table:table-row>
        <table:table-row table:style-name="ro1">
          <table:table-cell office:value-type="float" office:value="10328" calcext:value-type="float">
            <text:p>10328</text:p>
          </table:table-cell>
          <table:table-cell office:value-type="float" office:value="39692" calcext:value-type="float">
            <text:p>39692</text:p>
          </table:table-cell>
          <table:table-cell office:value-type="float" office:value="0.045775" calcext:value-type="float">
            <text:p>0.045775</text:p>
          </table:table-cell>
          <table:table-cell table:formula="of:=LOG([.A28])" office:value-type="float" office:value="4.01401622925836" calcext:value-type="float">
            <text:p>4.0140162293</text:p>
          </table:table-cell>
        </table:table-row>
        <table:table-row table:style-name="ro1">
          <table:table-cell office:value-type="float" office:value="11946" calcext:value-type="float">
            <text:p>11946</text:p>
          </table:table-cell>
          <table:table-cell office:value-type="float" office:value="46597" calcext:value-type="float">
            <text:p>46597</text:p>
          </table:table-cell>
          <table:table-cell office:value-type="float" office:value="0.053075" calcext:value-type="float">
            <text:p>0.053075</text:p>
          </table:table-cell>
          <table:table-cell table:formula="of:=LOG([.A29])" office:value-type="float" office:value="4.07722251041105" calcext:value-type="float">
            <text:p>4.0772225104</text:p>
          </table:table-cell>
        </table:table-row>
        <table:table-row table:style-name="ro1">
          <table:table-cell office:value-type="float" office:value="13792" calcext:value-type="float">
            <text:p>13792</text:p>
          </table:table-cell>
          <table:table-cell office:value-type="float" office:value="54165" calcext:value-type="float">
            <text:p>54165</text:p>
          </table:table-cell>
          <table:table-cell office:value-type="float" office:value="0.061276" calcext:value-type="float">
            <text:p>0.061276</text:p>
          </table:table-cell>
          <table:table-cell table:formula="of:=LOG([.A30])" office:value-type="float" office:value="4.13962724848064" calcext:value-type="float">
            <text:p>4.1396272485</text:p>
          </table:table-cell>
        </table:table-row>
        <table:table-row table:style-name="ro1">
          <table:table-cell office:value-type="float" office:value="15888" calcext:value-type="float">
            <text:p>15888</text:p>
          </table:table-cell>
          <table:table-cell office:value-type="float" office:value="62836" calcext:value-type="float">
            <text:p>62836</text:p>
          </table:table-cell>
          <table:table-cell office:value-type="float" office:value="0.070776" calcext:value-type="float">
            <text:p>0.070776</text:p>
          </table:table-cell>
          <table:table-cell table:formula="of:=LOG([.A31])" office:value-type="float" office:value="4.20106923115131" calcext:value-type="float">
            <text:p>4.2010692312</text:p>
          </table:table-cell>
        </table:table-row>
        <table:table-row table:style-name="ro1">
          <table:table-cell office:value-type="float" office:value="18151" calcext:value-type="float">
            <text:p>18151</text:p>
          </table:table-cell>
          <table:table-cell office:value-type="float" office:value="72711" calcext:value-type="float">
            <text:p>72711</text:p>
          </table:table-cell>
          <table:table-cell office:value-type="float" office:value="0.083221" calcext:value-type="float">
            <text:p>0.083221</text:p>
          </table:table-cell>
          <table:table-cell table:formula="of:=LOG([.A32])" office:value-type="float" office:value="4.25890055678361" calcext:value-type="float">
            <text:p>4.2589005568</text:p>
          </table:table-cell>
        </table:table-row>
        <table:table-row table:style-name="ro1">
          <table:table-cell office:value-type="float" office:value="20639" calcext:value-type="float">
            <text:p>20639</text:p>
          </table:table-cell>
          <table:table-cell office:value-type="float" office:value="83314" calcext:value-type="float">
            <text:p>83314</text:p>
          </table:table-cell>
          <table:table-cell office:value-type="float" office:value="0.096266" calcext:value-type="float">
            <text:p>0.096266</text:p>
          </table:table-cell>
          <table:table-cell table:formula="of:=LOG([.A33])" office:value-type="float" office:value="4.31468865104612" calcext:value-type="float">
            <text:p>4.314688651</text:p>
          </table:table-cell>
        </table:table-row>
        <table:table-row table:style-name="ro1">
          <table:table-cell office:value-type="float" office:value="23434" calcext:value-type="float">
            <text:p>23434</text:p>
          </table:table-cell>
          <table:table-cell office:value-type="float" office:value="95054" calcext:value-type="float">
            <text:p>95054</text:p>
          </table:table-cell>
          <table:table-cell office:value-type="float" office:value="0.111727" calcext:value-type="float">
            <text:p>0.111727</text:p>
          </table:table-cell>
          <table:table-cell table:formula="of:=LOG([.A34])" office:value-type="float" office:value="4.3698464255862" calcext:value-type="float">
            <text:p>4.3698464256</text:p>
          </table:table-cell>
        </table:table-row>
        <table:table-row table:style-name="ro1">
          <table:table-cell office:value-type="float" office:value="26381" calcext:value-type="float">
            <text:p>26381</text:p>
          </table:table-cell>
          <table:table-cell office:value-type="float" office:value="107981" calcext:value-type="float">
            <text:p>107981</text:p>
          </table:table-cell>
          <table:table-cell office:value-type="float" office:value="0.128716" calcext:value-type="float">
            <text:p>0.128716</text:p>
          </table:table-cell>
          <table:table-cell table:formula="of:=LOG([.A35])" office:value-type="float" office:value="4.42129125391886" calcext:value-type="float">
            <text:p>4.4212912539</text:p>
          </table:table-cell>
        </table:table-row>
        <table:table-row table:style-name="ro1">
          <table:table-cell office:value-type="float" office:value="29710" calcext:value-type="float">
            <text:p>29710</text:p>
          </table:table-cell>
          <table:table-cell office:value-type="float" office:value="122286" calcext:value-type="float">
            <text:p>122286</text:p>
          </table:table-cell>
          <table:table-cell office:value-type="float" office:value="0.146844" calcext:value-type="float">
            <text:p>0.146844</text:p>
          </table:table-cell>
          <table:table-cell table:formula="of:=LOG([.A36])" office:value-type="float" office:value="4.47290265180366" calcext:value-type="float">
            <text:p>4.4729026518</text:p>
          </table:table-cell>
        </table:table-row>
        <table:table-row table:style-name="ro1">
          <table:table-cell office:value-type="float" office:value="33324" calcext:value-type="float">
            <text:p>33324</text:p>
          </table:table-cell>
          <table:table-cell office:value-type="float" office:value="138142" calcext:value-type="float">
            <text:p>138142</text:p>
          </table:table-cell>
          <table:table-cell office:value-type="float" office:value="0.170365" calcext:value-type="float">
            <text:p>0.170365</text:p>
          </table:table-cell>
          <table:table-cell table:formula="of:=LOG([.A37])" office:value-type="float" office:value="4.52275712579788" calcext:value-type="float">
            <text:p>4.5227571258</text:p>
          </table:table-cell>
        </table:table-row>
        <table:table-row table:style-name="ro1">
          <table:table-cell office:value-type="float" office:value="37346" calcext:value-type="float">
            <text:p>37346</text:p>
          </table:table-cell>
          <table:table-cell office:value-type="float" office:value="155242" calcext:value-type="float">
            <text:p>155242</text:p>
          </table:table-cell>
          <table:table-cell office:value-type="float" office:value="0.195091" calcext:value-type="float">
            <text:p>0.195091</text:p>
          </table:table-cell>
          <table:table-cell table:formula="of:=LOG([.A38])" office:value-type="float" office:value="4.57224409287281" calcext:value-type="float">
            <text:p>4.5722440929</text:p>
          </table:table-cell>
        </table:table-row>
        <table:table-row table:style-name="ro1">
          <table:table-cell office:value-type="float" office:value="41487" calcext:value-type="float">
            <text:p>41487</text:p>
          </table:table-cell>
          <table:table-cell office:value-type="float" office:value="174027" calcext:value-type="float">
            <text:p>174027</text:p>
          </table:table-cell>
          <table:table-cell office:value-type="float" office:value="0.223717" calcext:value-type="float">
            <text:p>0.223717</text:p>
          </table:table-cell>
          <table:table-cell table:formula="of:=LOG([.A39])" office:value-type="float" office:value="4.61791203134496" calcext:value-type="float">
            <text:p>4.6179120313</text:p>
          </table:table-cell>
        </table:table-row>
        <table:table-row table:style-name="ro1">
          <table:table-cell office:value-type="float" office:value="46066" calcext:value-type="float">
            <text:p>46066</text:p>
          </table:table-cell>
          <table:table-cell office:value-type="float" office:value="194311" calcext:value-type="float">
            <text:p>194311</text:p>
          </table:table-cell>
          <table:table-cell office:value-type="float" office:value="0.256613" calcext:value-type="float">
            <text:p>0.256613</text:p>
          </table:table-cell>
          <table:table-cell table:formula="of:=LOG([.A40])" office:value-type="float" office:value="4.66338050325883" calcext:value-type="float">
            <text:p>4.6633805033</text:p>
          </table:table-cell>
        </table:table-row>
        <table:table-row table:style-name="ro1">
          <table:table-cell office:value-type="float" office:value="50924" calcext:value-type="float">
            <text:p>50924</text:p>
          </table:table-cell>
          <table:table-cell office:value-type="float" office:value="215957" calcext:value-type="float">
            <text:p>215957</text:p>
          </table:table-cell>
          <table:table-cell office:value-type="float" office:value="0.288279" calcext:value-type="float">
            <text:p>0.288279</text:p>
          </table:table-cell>
          <table:table-cell table:formula="of:=LOG([.A41])" office:value-type="float" office:value="4.70692250946904" calcext:value-type="float">
            <text:p>4.7069225095</text:p>
          </table:table-cell>
        </table:table-row>
        <table:table-row table:style-name="ro1">
          <table:table-cell office:value-type="float" office:value="56349" calcext:value-type="float">
            <text:p>56349</text:p>
          </table:table-cell>
          <table:table-cell office:value-type="float" office:value="240045" calcext:value-type="float">
            <text:p>240045</text:p>
          </table:table-cell>
          <table:table-cell office:value-type="float" office:value="0.327877" calcext:value-type="float">
            <text:p>0.327877</text:p>
          </table:table-cell>
          <table:table-cell table:formula="of:=LOG([.A42])" office:value-type="float" office:value="4.75088621322444" calcext:value-type="float">
            <text:p>4.7508862132</text:p>
          </table:table-cell>
        </table:table-row>
        <table:table-row table:style-name="ro1">
          <table:table-cell office:value-type="float" office:value="62019" calcext:value-type="float">
            <text:p>62019</text:p>
          </table:table-cell>
          <table:table-cell office:value-type="float" office:value="265557" calcext:value-type="float">
            <text:p>265557</text:p>
          </table:table-cell>
          <table:table-cell office:value-type="float" office:value="0.368508" calcext:value-type="float">
            <text:p>0.368508</text:p>
          </table:table-cell>
          <table:table-cell table:formula="of:=LOG([.A43])" office:value-type="float" office:value="4.79252475935401" calcext:value-type="float">
            <text:p>4.7925247594</text:p>
          </table:table-cell>
        </table:table-row>
        <table:table-row table:style-name="ro1">
          <table:table-cell office:value-type="float" office:value="68103" calcext:value-type="float">
            <text:p>68103</text:p>
          </table:table-cell>
          <table:table-cell office:value-type="float" office:value="293246" calcext:value-type="float">
            <text:p>293246</text:p>
          </table:table-cell>
          <table:table-cell office:value-type="float" office:value="0.419075" calcext:value-type="float">
            <text:p>0.419075</text:p>
          </table:table-cell>
          <table:table-cell table:formula="of:=LOG([.A44])" office:value-type="float" office:value="4.83316624340689" calcext:value-type="float">
            <text:p>4.8331662434</text:p>
          </table:table-cell>
        </table:table-row>
        <table:table-row table:style-name="ro1">
          <table:table-cell office:value-type="float" office:value="74645" calcext:value-type="float">
            <text:p>74645</text:p>
          </table:table-cell>
          <table:table-cell office:value-type="float" office:value="322820" calcext:value-type="float">
            <text:p>322820</text:p>
          </table:table-cell>
          <table:table-cell office:value-type="float" office:value="0.473147" calcext:value-type="float">
            <text:p>0.473147</text:p>
          </table:table-cell>
          <table:table-cell table:formula="of:=LOG([.A45])" office:value-type="float" office:value="4.87300072237404" calcext:value-type="float">
            <text:p>4.8730007224</text:p>
          </table:table-cell>
        </table:table-row>
        <table:table-row table:style-name="ro1">
          <table:table-cell office:value-type="float" office:value="81563" calcext:value-type="float">
            <text:p>81563</text:p>
          </table:table-cell>
          <table:table-cell office:value-type="float" office:value="354378" calcext:value-type="float">
            <text:p>354378</text:p>
          </table:table-cell>
          <table:table-cell office:value-type="float" office:value="0.534044" calcext:value-type="float">
            <text:p>0.534044</text:p>
          </table:table-cell>
          <table:table-cell table:formula="of:=LOG([.A46])" office:value-type="float" office:value="4.91149319135187" calcext:value-type="float">
            <text:p>4.9114931914</text:p>
          </table:table-cell>
        </table:table-row>
        <table:table-row table:style-name="ro1">
          <table:table-cell office:value-type="float" office:value="88943" calcext:value-type="float">
            <text:p>88943</text:p>
          </table:table-cell>
          <table:table-cell office:value-type="float" office:value="388551" calcext:value-type="float">
            <text:p>388551</text:p>
          </table:table-cell>
          <table:table-cell office:value-type="float" office:value="0.591478" calcext:value-type="float">
            <text:p>0.591478</text:p>
          </table:table-cell>
          <table:table-cell table:formula="of:=LOG([.A47])" office:value-type="float" office:value="4.94911177388144" calcext:value-type="float">
            <text:p>4.9491117739</text:p>
          </table:table-cell>
        </table:table-row>
        <table:table-row table:style-name="ro1">
          <table:table-cell office:value-type="float" office:value="96831" calcext:value-type="float">
            <text:p>96831</text:p>
          </table:table-cell>
          <table:table-cell office:value-type="float" office:value="424535" calcext:value-type="float">
            <text:p>424535</text:p>
          </table:table-cell>
          <table:table-cell office:value-type="float" office:value="0.662722" calcext:value-type="float">
            <text:p>0.662722</text:p>
          </table:table-cell>
          <table:table-cell table:formula="of:=LOG([.A48])" office:value-type="float" office:value="4.98601441695333" calcext:value-type="float">
            <text:p>4.986014417</text:p>
          </table:table-cell>
        </table:table-row>
        <table:table-row table:style-name="ro1">
          <table:table-cell office:value-type="float" office:value="105082" calcext:value-type="float">
            <text:p>105082</text:p>
          </table:table-cell>
          <table:table-cell office:value-type="float" office:value="462934" calcext:value-type="float">
            <text:p>462934</text:p>
          </table:table-cell>
          <table:table-cell office:value-type="float" office:value="0.744741" calcext:value-type="float">
            <text:p>0.744741</text:p>
          </table:table-cell>
          <table:table-cell table:formula="of:=LOG([.A49])" office:value-type="float" office:value="5.02152833001333" calcext:value-type="float">
            <text:p>5.02152833</text:p>
          </table:table-cell>
        </table:table-row>
        <table:table-row table:style-name="ro1">
          <table:table-cell office:value-type="float" office:value="113996" calcext:value-type="float">
            <text:p>113996</text:p>
          </table:table-cell>
          <table:table-cell office:value-type="float" office:value="503651" calcext:value-type="float">
            <text:p>503651</text:p>
          </table:table-cell>
          <table:table-cell office:value-type="float" office:value="0.824689" calcext:value-type="float">
            <text:p>0.824689</text:p>
          </table:table-cell>
          <table:table-cell table:formula="of:=LOG([.A50])" office:value-type="float" office:value="5.05688961266625" calcext:value-type="float">
            <text:p>5.0568896127</text:p>
          </table:table-cell>
        </table:table-row>
        <table:table-row table:style-name="ro1">
          <table:table-cell office:value-type="float" office:value="123330" calcext:value-type="float">
            <text:p>123330</text:p>
          </table:table-cell>
          <table:table-cell office:value-type="float" office:value="546518" calcext:value-type="float">
            <text:p>546518</text:p>
          </table:table-cell>
          <table:table-cell office:value-type="float" office:value="0.915845" calcext:value-type="float">
            <text:p>0.915845</text:p>
          </table:table-cell>
          <table:table-cell table:formula="of:=LOG([.A51])" office:value-type="float" office:value="5.09106873150001" calcext:value-type="float">
            <text:p>5.0910687315</text:p>
          </table:table-cell>
        </table:table-row>
        <table:table-row table:style-name="ro1">
          <table:table-cell office:value-type="float" office:value="133224" calcext:value-type="float">
            <text:p>133224</text:p>
          </table:table-cell>
          <table:table-cell office:value-type="float" office:value="592430" calcext:value-type="float">
            <text:p>592430</text:p>
          </table:table-cell>
          <table:table-cell office:value-type="float" office:value="1.015066" calcext:value-type="float">
            <text:p>1.015066</text:p>
          </table:table-cell>
          <table:table-cell table:formula="of:=LOG([.A52])" office:value-type="float" office:value="5.12458246904347" calcext:value-type="float">
            <text:p>5.124582469</text:p>
          </table:table-cell>
        </table:table-row>
        <table:table-row table:style-name="ro1">
          <table:table-cell office:value-type="float" office:value="143624" calcext:value-type="float">
            <text:p>143624</text:p>
          </table:table-cell>
          <table:table-cell office:value-type="float" office:value="641054" calcext:value-type="float">
            <text:p>641054</text:p>
          </table:table-cell>
          <table:table-cell office:value-type="float" office:value="1.130875" calcext:value-type="float">
            <text:p>1.130875</text:p>
          </table:table-cell>
          <table:table-cell table:formula="of:=LOG([.A53])" office:value-type="float" office:value="5.15722701787741" calcext:value-type="float">
            <text:p>5.1572270179</text:p>
          </table:table-cell>
        </table:table-row>
        <table:table-row table:style-name="ro1">
          <table:table-cell office:value-type="float" office:value="154764" calcext:value-type="float">
            <text:p>154764</text:p>
          </table:table-cell>
          <table:table-cell office:value-type="float" office:value="692977" calcext:value-type="float">
            <text:p>692977</text:p>
          </table:table-cell>
          <table:table-cell office:value-type="float" office:value="1.261236" calcext:value-type="float">
            <text:p>1.261236</text:p>
          </table:table-cell>
          <table:table-cell table:formula="of:=LOG([.A54])" office:value-type="float" office:value="5.18966994588429" calcext:value-type="float">
            <text:p>5.1896699459</text:p>
          </table:table-cell>
        </table:table-row>
        <table:table-row table:style-name="ro1">
          <table:table-cell office:value-type="float" office:value="166455" calcext:value-type="float">
            <text:p>166455</text:p>
          </table:table-cell>
          <table:table-cell office:value-type="float" office:value="746971" calcext:value-type="float">
            <text:p>746971</text:p>
          </table:table-cell>
          <table:table-cell office:value-type="float" office:value="1.393336" calcext:value-type="float">
            <text:p>1.393336</text:p>
          </table:table-cell>
          <table:table-cell table:formula="of:=LOG([.A55])" office:value-type="float" office:value="5.22129684509074" calcext:value-type="float">
            <text:p>5.2212968451</text:p>
          </table:table-cell>
        </table:table-row>
        <table:table-row table:style-name="ro1">
          <table:table-cell office:value-type="float" office:value="178524" calcext:value-type="float">
            <text:p>178524</text:p>
          </table:table-cell>
          <table:table-cell office:value-type="float" office:value="803912" calcext:value-type="float">
            <text:p>803912</text:p>
          </table:table-cell>
          <table:table-cell office:value-type="float" office:value="1.534939" calcext:value-type="float">
            <text:p>1.534939</text:p>
          </table:table-cell>
          <table:table-cell table:formula="of:=LOG([.A56])" office:value-type="float" office:value="5.2516966090584" calcext:value-type="float">
            <text:p>5.2516966091</text:p>
          </table:table-cell>
        </table:table-row>
        <table:table-row table:style-name="ro1">
          <table:table-cell office:value-type="float" office:value="191276" calcext:value-type="float">
            <text:p>191276</text:p>
          </table:table-cell>
          <table:table-cell office:value-type="float" office:value="863645" calcext:value-type="float">
            <text:p>863645</text:p>
          </table:table-cell>
          <table:table-cell office:value-type="float" office:value="1.679038" calcext:value-type="float">
            <text:p>1.679038</text:p>
          </table:table-cell>
          <table:table-cell table:formula="of:=LOG([.A57])" office:value-type="float" office:value="5.28166048115408" calcext:value-type="float">
            <text:p>5.2816604812</text:p>
          </table:table-cell>
        </table:table-row>
        <table:table-row table:style-name="ro1">
          <table:table-cell office:value-type="float" office:value="204642" calcext:value-type="float">
            <text:p>204642</text:p>
          </table:table-cell>
          <table:table-cell office:value-type="float" office:value="926424" calcext:value-type="float">
            <text:p>926424</text:p>
          </table:table-cell>
          <table:table-cell office:value-type="float" office:value="1.848762" calcext:value-type="float">
            <text:p>1.848762</text:p>
          </table:table-cell>
          <table:table-cell table:formula="of:=LOG([.A58])" office:value-type="float" office:value="5.31099477158688" calcext:value-type="float">
            <text:p>5.3109947716</text:p>
          </table:table-cell>
        </table:table-row>
        <table:table-row table:style-name="ro1">
          <table:table-cell office:value-type="float" office:value="218743" calcext:value-type="float">
            <text:p>218743</text:p>
          </table:table-cell>
          <table:table-cell office:value-type="float" office:value="992513" calcext:value-type="float">
            <text:p>992513</text:p>
          </table:table-cell>
          <table:table-cell office:value-type="float" office:value="2.013581" calcext:value-type="float">
            <text:p>2.013581</text:p>
          </table:table-cell>
          <table:table-cell table:formula="of:=LOG([.A59])" office:value-type="float" office:value="5.33993416404857" calcext:value-type="float">
            <text:p>5.339934164</text:p>
          </table:table-cell>
        </table:table-row>
        <table:table-row table:style-name="ro1">
          <table:table-cell office:value-type="float" office:value="233306" calcext:value-type="float">
            <text:p>233306</text:p>
          </table:table-cell>
          <table:table-cell office:value-type="float" office:value="1060995" calcext:value-type="float">
            <text:p>1060995</text:p>
          </table:table-cell>
          <table:table-cell office:value-type="float" office:value="2.191613" calcext:value-type="float">
            <text:p>2.191613</text:p>
          </table:table-cell>
          <table:table-cell table:formula="of:=LOG([.A60])" office:value-type="float" office:value="5.36792590781812" calcext:value-type="float">
            <text:p>5.3679259078</text:p>
          </table:table-cell>
        </table:table-row>
        <table:table-row table:style-name="ro1">
          <table:table-cell office:value-type="float" office:value="248603" calcext:value-type="float">
            <text:p>248603</text:p>
          </table:table-cell>
          <table:table-cell office:value-type="float" office:value="1133717" calcext:value-type="float">
            <text:p>1133717</text:p>
          </table:table-cell>
          <table:table-cell office:value-type="float" office:value="2.40706" calcext:value-type="float">
            <text:p>2.40706</text:p>
          </table:table-cell>
          <table:table-cell table:formula="of:=LOG([.A61])" office:value-type="float" office:value="5.39550636515673" calcext:value-type="float">
            <text:p>5.3955063652</text:p>
          </table:table-cell>
        </table:table-row>
        <table:table-row table:style-name="ro1">
          <table:table-cell office:value-type="float" office:value="264555" calcext:value-type="float">
            <text:p>264555</text:p>
          </table:table-cell>
          <table:table-cell office:value-type="float" office:value="1209561" calcext:value-type="float">
            <text:p>1209561</text:p>
          </table:table-cell>
          <table:table-cell office:value-type="float" office:value="2.646822" calcext:value-type="float">
            <text:p>2.646822</text:p>
          </table:table-cell>
          <table:table-cell table:formula="of:=LOG([.A62])" office:value-type="float" office:value="5.42251597396442" calcext:value-type="float">
            <text:p>5.422515974</text:p>
          </table:table-cell>
        </table:table-row>
        <table:table-row table:style-name="ro1">
          <table:table-cell office:value-type="float" office:value="281259" calcext:value-type="float">
            <text:p>281259</text:p>
          </table:table-cell>
          <table:table-cell office:value-type="float" office:value="1288521" calcext:value-type="float">
            <text:p>1288521</text:p>
          </table:table-cell>
          <table:table-cell office:value-type="float" office:value="2.938652" calcext:value-type="float">
            <text:p>2.938652</text:p>
          </table:table-cell>
          <table:table-cell table:formula="of:=LOG([.A63])" office:value-type="float" office:value="5.44910642832049" calcext:value-type="float">
            <text:p>5.4491064283</text:p>
          </table:table-cell>
        </table:table-row>
        <table:table-row table:style-name="ro1">
          <table:table-cell office:value-type="float" office:value="298662" calcext:value-type="float">
            <text:p>298662</text:p>
          </table:table-cell>
          <table:table-cell office:value-type="float" office:value="1371349" calcext:value-type="float">
            <text:p>1371349</text:p>
          </table:table-cell>
          <table:table-cell office:value-type="float" office:value="3.207703" calcext:value-type="float">
            <text:p>3.207703</text:p>
          </table:table-cell>
          <table:table-cell table:formula="of:=LOG([.A64])" office:value-type="float" office:value="5.47517996903817" calcext:value-type="float">
            <text:p>5.475179969</text:p>
          </table:table-cell>
        </table:table-row>
        <table:table-row table:style-name="ro1">
          <table:table-cell office:value-type="float" office:value="316819" calcext:value-type="float">
            <text:p>316819</text:p>
          </table:table-cell>
          <table:table-cell office:value-type="float" office:value="1457948" calcext:value-type="float">
            <text:p>1457948</text:p>
          </table:table-cell>
          <table:table-cell office:value-type="float" office:value="3.486714" calcext:value-type="float">
            <text:p>3.486714</text:p>
          </table:table-cell>
          <table:table-cell table:formula="of:=LOG([.A65])" office:value-type="float" office:value="5.5008112188383" calcext:value-type="float">
            <text:p>5.5008112188</text:p>
          </table:table-cell>
        </table:table-row>
        <table:table-row table:style-name="ro1">
          <table:table-cell office:value-type="float" office:value="335587" calcext:value-type="float">
            <text:p>335587</text:p>
          </table:table-cell>
          <table:table-cell office:value-type="float" office:value="1548392" calcext:value-type="float">
            <text:p>1548392</text:p>
          </table:table-cell>
          <table:table-cell office:value-type="float" office:value="3.778875" calcext:value-type="float">
            <text:p>3.778875</text:p>
          </table:table-cell>
          <table:table-cell table:formula="of:=LOG([.A66])" office:value-type="float" office:value="5.52580512874302" calcext:value-type="float">
            <text:p>5.5258051287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 table:number-rows-repeated="1048067">
          <table:table-cell table:number-columns-repeated="4"/>
        </table:table-row>
        <table:table-row table:style-name="ro1">
          <table:table-cell/>
          <table:table-cell office:value-type="string" calcext:value-type="string">
            <text:p>last):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ITA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ac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7" calcext:value-type="float">
            <text:p>10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8" calcext:value-type="float">
            <text:p>13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47" calcext:value-type="float">
            <text:p>19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1" calcext:value-type="float">
            <text:p>25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52" calcext:value-type="float">
            <text:p>33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93" calcext:value-type="float">
            <text:p>43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25" calcext:value-type="float">
            <text:p>5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75" calcext:value-type="float">
            <text:p>71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89" calcext:value-type="float">
            <text:p>88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30" calcext:value-type="float">
            <text:p>110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00" calcext:value-type="float">
            <text:p>13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668" calcext:value-type="float">
            <text:p>166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22" calcext:value-type="float">
            <text:p>201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58" calcext:value-type="float">
            <text:p>240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557" calcext:value-type="float">
            <text:p>285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728" calcext:value-type="float">
            <text:p>337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692" calcext:value-type="float">
            <text:p>396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597" calcext:value-type="float">
            <text:p>465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165" calcext:value-type="float">
            <text:p>541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836" calcext:value-type="float">
            <text:p>628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711" calcext:value-type="float">
            <text:p>727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314" calcext:value-type="float">
            <text:p>8331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95054" calcext:value-type="float">
            <text:p>950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981" calcext:value-type="float">
            <text:p>1079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286" calcext:value-type="float">
            <text:p>122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142" calcext:value-type="float">
            <text:p>1381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242" calcext:value-type="float">
            <text:p>1552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027" calcext:value-type="float">
            <text:p>1740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4311" calcext:value-type="float">
            <text:p>1943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5957" calcext:value-type="float">
            <text:p>2159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045" calcext:value-type="float">
            <text:p>2400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5557" calcext:value-type="float">
            <text:p>2655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3246" calcext:value-type="float">
            <text:p>29324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22820" calcext:value-type="float">
            <text:p>3228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54378" calcext:value-type="float">
            <text:p>3543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8551" calcext:value-type="float">
            <text:p>38855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424535" calcext:value-type="float">
            <text:p>42453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462934" calcext:value-type="float">
            <text:p>46293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503651" calcext:value-type="float">
            <text:p>5036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6518" calcext:value-type="float">
            <text:p>54651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592430" calcext:value-type="float">
            <text:p>59243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641054" calcext:value-type="float">
            <text:p>64105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692977" calcext:value-type="float">
            <text:p>69297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746971" calcext:value-type="float">
            <text:p>74697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803912" calcext:value-type="float">
            <text:p>8039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3645" calcext:value-type="float">
            <text:p>86364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26424" calcext:value-type="float">
            <text:p>9264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92513" calcext:value-type="float">
            <text:p>9925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60995" calcext:value-type="float">
            <text:p>106099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133717" calcext:value-type="float">
            <text:p>11337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9561" calcext:value-type="float">
            <text:p>12095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8521" calcext:value-type="float">
            <text:p>128852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371349" calcext:value-type="float">
            <text:p>137134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457948" calcext:value-type="float">
            <text:p>145794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548392" calcext:value-type="float">
            <text:p>15483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gmenta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5:53:31.531359595</meta:creation-date>
    <dc:date>2018-09-02T16:05:15.485266632</dc:date>
    <meta:editing-duration>PT11M40S</meta:editing-duration>
    <meta:editing-cycles>10</meta:editing-cycles>
    <meta:generator>LibreOffice/5.1.6.2$Linux_X86_64 LibreOffice_project/10m0$Build-2</meta:generator>
    <meta:document-statistic meta:table-count="1" meta:cell-count="335" meta:object-count="0"/>
  </office:meta>
</office:document-meta>
</file>